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/>
    </style:style>
    <style:style style:name="P2" style:family="paragraph" style:parent-style-name="Standard">
      <style:text-properties fo:color="#c9211e" loext:opacity="100%" fo:background-color="#ffff00"/>
    </style:style>
    <style:style style:name="P3" style:family="paragraph" style:parent-style-name="Standard">
      <style:text-properties fo:color="#c9211e" loext:opacity="100%" fo:background-color="transparent"/>
    </style:style>
    <style:style style:name="P4" style:family="paragraph" style:parent-style-name="Standard">
      <style:text-properties fo:background-color="#ffff00"/>
    </style:style>
    <style:style style:name="P5" style:family="paragraph" style:parent-style-name="Standard">
      <style:text-properties officeooo:rsid="00119513" officeooo:paragraph-rsid="00119513" fo:background-color="#ffff00"/>
    </style:style>
    <style:style style:name="P6" style:family="paragraph" style:parent-style-name="Standard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ULA 4 – Metodologia de reuniões </text:p>
      <text:p text:style-name="P6">TESTE REALIZADO</text:p>
      <text:p text:style-name="Standard"/>
      <text:p text:style-name="P2"><text:s/></text:p>
      <text:p text:style-name="P2">Questão1 <text:s/></text:p>
      <text:p text:style-name="Standard"><text:s/></text:p>
      <text:p text:style-name="Standard"><text:s text:c="3"/></text:p>
      <text:p text:style-name="Standard">Para que ocorram as reuniões, os funcionários das organizações são afastados de suas atividades rotineiras para participarem das mesmas. Porém, está comprovado que:</text:p>
      <text:p text:style-name="Standard"/>
      <text:p text:style-name="Standard">I - Todos os membros das organizações devem participar de todas as reuniões, pois as decisões devem ser colegiadas;</text:p>
      <text:p text:style-name="Standard">II - Só existe uma produtividade aceitável nas reuniões, se as mesmas tiverem uma duração de 10 a 15 minutos;</text:p>
      <text:p text:style-name="Standard">III - As reuniões não necessitam de uma pauta definida, pois é no decorrer das mesmas que surgem as ideias mais brilhantes;</text:p>
      <text:p text:style-name="Standard">IV - As reclamações e comentários que se originam nas reuniões podem se prolongar por várias horas;</text:p>
      <text:p text:style-name="Standard">V - Muitas vezes as reuniões se transformam em perda de tempo.</text:p>
      <text:p text:style-name="Standard"><text:s/></text:p>
      <text:p text:style-name="P4">1 - Apenas os itens IV e V estão corretos.</text:p>
      <text:p text:style-name="Standard">2 - Apenas os itens I,II e V estão corretos.</text:p>
      <text:p text:style-name="Standard">3 - Apenas os itens III e V estão corretos.</text:p>
      <text:p text:style-name="Standard">4 - Apenas os itens I e III estão corretos.</text:p>
      <text:p text:style-name="Standard">5 - Apenas os itens I e V estão corretos.</text:p>
      <text:p text:style-name="Standard"><text:s/></text:p>
      <text:p text:style-name="P4">Sua resposta: Apenas os itens IV e V estão corretos.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4">Questão2 <text:s/></text:p>
      <text:p text:style-name="Standard"><text:s/></text:p>
      <text:p text:style-name="Standard"><text:s text:c="3"/></text:p>
      <text:p text:style-name="Standard">Ao se utilizar a técnica de se encorajar as ideias, com vistas a melhorar o rendimento das reuniões, é importante que o chefe tenha a seguinte postura:</text:p>
      <text:p text:style-name="Standard"/>
      <text:p text:style-name="Standard">I – Não permita críticas as ideias apresentadas.</text:p>
      <text:p text:style-name="Standard"/>
      <text:p text:style-name="Standard">II – Seja rigoroso em relação as ideias mais singelas.</text:p>
      <text:p text:style-name="Standard"/>
      <text:p text:style-name="Standard">III – Tenha a convicção de que todas as ideias tem o seu valor.</text:p>
      <text:p text:style-name="Standard"/>
      <text:p text:style-name="Standard">IV – Demonstre a sua autoridade e poder de persuasão sobre os membros.</text:p>
      <text:p text:style-name="Standard"/>
      <text:p text:style-name="Standard">V – Saiba que mesmo as ideias aparentemente sem valor, podem gerar novas ideias.</text:p>
      <text:p text:style-name="Standard"/>
      <text:p text:style-name="Standard"><text:s/></text:p>
      <text:p text:style-name="Standard">1 - Apenas os itens III e V estão corretos.</text:p>
      <text:p text:style-name="Standard">2 - Apenas os itens I e V estão corretos.</text:p>
      <text:p text:style-name="P4"><text:soft-page-break/>3 - Apenas os itens I, III e V estão corretos.</text:p>
      <text:p text:style-name="Standard">4 - Apenas os itens III e IV estão corretos.</text:p>
      <text:p text:style-name="Standard">5 - Apenas os itens II e V estão corretos.</text:p>
      <text:p text:style-name="Standard"><text:s/></text:p>
      <text:p text:style-name="P4">Sua resposta: Apenas os itens I, III e V estão corretos.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4">Questão3 <text:s/></text:p>
      <text:p text:style-name="Standard"><text:s/></text:p>
      <text:p text:style-name="Standard"><text:s text:c="3"/>Dentre os principais problemas que norteiam a existência de reuniões, podem ser destacados como fatores negativos e que desaconselham o modelo utilizado:</text:p>
      <text:p text:style-name="Standard"/>
      <text:p text:style-name="Standard">I - A alta gerência gasta mais de 80% do seu tempo com reuniões;</text:p>
      <text:p text:style-name="Standard">II - Ao somar os salários dos participantes das reuniões, vê-se que são muito caras para a organização;</text:p>
      <text:p text:style-name="Standard">III - Muitos gerentes e executivos aprendem a realizar reuniões dentro das próprias escolas que estudaram;</text:p>
      <text:p text:style-name="Standard">IV - Quando os gerentes se formam nas escolas e começam a trabalhar, enfrentam semanalmente um grande número de reuniões;</text:p>
      <text:p text:style-name="Standard">V - É constatado que na maioria das organizações as metodologias utilizadas nas reuniões não são válidas.</text:p>
      <text:p text:style-name="Standard"/>
      <text:p text:style-name="Standard"><text:s/></text:p>
      <text:p text:style-name="Standard">1 - Apenas os itens I e V estão corretos.</text:p>
      <text:p text:style-name="Standard">2 - Apenas os itens IV e V estão corretos.</text:p>
      <text:p text:style-name="P4">3 - Apenas os itens I, II, IV e V estão corretos.</text:p>
      <text:p text:style-name="Standard">4 - Apenas os itens III, IV e V estão corretos.</text:p>
      <text:p text:style-name="Standard">5 - Apenas os itens I, III, IV e V estão corretos.</text:p>
      <text:p text:style-name="Standard"><text:s/></text:p>
      <text:p text:style-name="P4">Sua resposta: Apenas os itens I, II, IV e V estão corretos.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P4"><text:s/></text:p>
      <text:p text:style-name="P4">Questão4 <text:s/></text:p>
      <text:p text:style-name="P4"><text:s/></text:p>
      <text:p text:style-name="Standard"><text:s text:c="3"/></text:p>
      <text:p text:style-name="Standard">Quando se faz referência a técnica de registrar todas as sugestões, no processo que objetiva melhorar o rendimento das reuniões, é importante ressaltar que:</text:p>
      <text:p text:style-name="Standard"/>
      <text:p text:style-name="Standard">I – Todas as sugestões devem ser registradas num quadro.</text:p>
      <text:p text:style-name="Standard"/>
      <text:p text:style-name="Standard">II – As ideias não devem ser identificadas com o nome do autor.</text:p>
      <text:p text:style-name="Standard"/>
      <text:p text:style-name="Standard">III – As ideias apresentadas passam a pertencer ao grupo.</text:p>
      <text:p text:style-name="Standard"/>
      <text:p text:style-name="Standard"><text:soft-page-break/>IV – Os autores das ideias devem ser elogiados em público.</text:p>
      <text:p text:style-name="Standard"/>
      <text:p text:style-name="Standard">V – Os membros do grupo que não apresentarem ideias devem ser demitidos.</text:p>
      <text:p text:style-name="Standard"/>
      <text:p text:style-name="Standard"><text:s/></text:p>
      <text:p text:style-name="Standard">1 - Apenas os itens I e III estão corretos.</text:p>
      <text:p text:style-name="P4">2 - Apenas os itens I, II e III estão corretos.</text:p>
      <text:p text:style-name="Standard">3 - Apenas os itens I e IV estão corretos.</text:p>
      <text:p text:style-name="Standard">4 - Nenhum item está correto.</text:p>
      <text:p text:style-name="Standard">5 - Apenas o item I está correto.</text:p>
      <text:p text:style-name="Standard"><text:s/></text:p>
      <text:p text:style-name="P4">Sua resposta: Apenas os itens I, II e III estão corretos.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3">Questão5 <text:s/></text:p>
      <text:p text:style-name="Standard"><text:s/></text:p>
      <text:p text:style-name="Standard"><text:s text:c="3"/></text:p>
      <text:p text:style-name="Standard">Nas reuniões que utilizam a metodologia do sistema parlamentar, existe a ótima oportunidade para se prover debates formais. Mas, para reuniões que visam solucionar realmente os problemas existentes numa organização, esse estilo é inadequado. Isso motivado por:</text:p>
      <text:p text:style-name="Standard"/>
      <text:p text:style-name="Standard">I - Para se chegar a um acordo sobre questões complexas e interdependentes, é preciso haver cooperação;</text:p>
      <text:p text:style-name="Standard">II - Quando um chefe convoca uma reunião, a primeira coisa que deve fazer é explicar o motivo da reunião;</text:p>
      <text:p text:style-name="Standard">III - É proveitoso que antes do término da explicação do chefe sobre o motivo da reunião, já apareça algum participante que tenha se antecipado e achado uma solução genial para o tema;</text:p>
      <text:p text:style-name="Standard">IV - É importante também que todos os membros das reuniões procurem no andamento das mesmas achar soluções paralelas aplicáveis para a solução dos problemas;</text:p>
      <text:p text:style-name="Standard">V - As reuniões devem ser sempre procedidas de uma confraternização entre os participantes, para que entrem com os ânimos bastante exaltados e em clima festivo.</text:p>
      <text:p text:style-name="Standard"><text:s/></text:p>
      <text:p text:style-name="Standard">1 - Apenas I e III estão corretas.</text:p>
      <text:p text:style-name="Standard">2 - Apenas I e IV estão corretas.</text:p>
      <text:p text:style-name="Standard">3 - Apenas I e VI estão corretas.</text:p>
      <text:p text:style-name="P1">4 - Apenas II e IV estão corretas.</text:p>
      <text:p text:style-name="Standard">5 - Apenas V está correta.</text:p>
      <text:p text:style-name="Standard"><text:s/></text:p>
      <text:p text:style-name="P1">Sua resposta: Apenas II e IV estão corretas.</text:p>
      <text:p text:style-name="Standard">Valor: Resposta errada.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Standard">Questão6 <text:s/></text:p>
      <text:p text:style-name="Standard"><text:s/></text:p>
      <text:p text:style-name="Standard"><text:soft-page-break/><text:s text:c="3"/>Uma das técnicas para o aumento do rendimento das reuniões convencionais é unir o grupo, objetivando harmonizar o ambiente, pois o maior perigo é a agressão entre os seus membros. Pode-se para tal, utilizar-se das seguintes técnicas:</text:p>
      <text:p text:style-name="Standard"/>
      <text:p text:style-name="Standard">I - Promover o desabafo;</text:p>
      <text:p text:style-name="Standard">II - Ser imparcial;</text:p>
      <text:p text:style-name="Standard">III - Mandar calar os impacientes;</text:p>
      <text:p text:style-name="Standard">IV - Convocar outros membros;</text:p>
      <text:p text:style-name="Standard">V - Restringir-se aos fatos.</text:p>
      <text:p text:style-name="Standard"><text:s/></text:p>
      <text:p text:style-name="P4">1 - Apenas os itens I, II, IV e V estão corretos.</text:p>
      <text:p text:style-name="Standard">2 - Apenas os itens I, III e IV estão corretos.</text:p>
      <text:p text:style-name="Standard">3 - Apenas os itens III e IV estão corretos.</text:p>
      <text:p text:style-name="Standard">4 - Apenas os itens I e V estão corretos.</text:p>
      <text:p text:style-name="Standard">5 - Todos os itens estão corretos.</text:p>
      <text:p text:style-name="Standard"><text:s/></text:p>
      <text:p text:style-name="P4">Sua resposta: Apenas os itens I, II, IV e V estão corretos.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4">Questão7 <text:s/></text:p>
      <text:p text:style-name="Standard"><text:s/></text:p>
      <text:p text:style-name="Standard"><text:s text:c="3"/></text:p>
      <text:p text:style-name="Standard">Quando se faz referência as reuniões interativas, constata-se que as mesmas possuem dentro do seu desenvolvimento:</text:p>
      <text:p text:style-name="Standard"/>
      <text:p text:style-name="Standard">I – o facilitador informa que está ali para facilitar a vida das pessoas.</text:p>
      <text:p text:style-name="Standard"/>
      <text:p text:style-name="Standard">II – o chefe e os participantes discutem os assuntos da reunião.</text:p>
      <text:p text:style-name="Standard"/>
      <text:p text:style-name="Standard">III – o chefe apresenta ao grupo o facilitador e o registrador e senta-se junto aos participantes.</text:p>
      <text:p text:style-name="Standard"/>
      <text:p text:style-name="Standard">IV – é permitido aos participantes fazer perguntas sobre o que vai ser discutido.</text:p>
      <text:p text:style-name="Standard"/>
      <text:p text:style-name="Standard">V – no início o chefe esclarece o problema a ser examinado.</text:p>
      <text:p text:style-name="Standard"/>
      <text:p text:style-name="Standard"><text:s/></text:p>
      <text:p text:style-name="Standard">1 - Apenas os itens II, III e V estão corretos.</text:p>
      <text:p text:style-name="Standard">2 - Apenas os itens IV e V estão corretos.</text:p>
      <text:p text:style-name="Standard">3 - Apenas os itens II, IV e V estão corretos.</text:p>
      <text:p text:style-name="Standard">4 - Apenas os itens III, IV e V estão corretos.</text:p>
      <text:p text:style-name="P4">5 - Apenas os itens II, III, IV e V estão corretos.</text:p>
      <text:p text:style-name="Standard"><text:s/></text:p>
      <text:p text:style-name="P4">Sua resposta: Apenas os itens II, III, IV e V estão corretos.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oft-page-break/><text:s/></text:p>
      <text:p text:style-name="P4">Questão8 <text:s/></text:p>
      <text:p text:style-name="P4"><text:s/></text:p>
      <text:p text:style-name="Standard"><text:s text:c="3"/></text:p>
      <text:p text:style-name="Standard">No estudo dos processos de melhorias das reuniões, os norte-americanos Doyle e Strauss desenvolveram, em 1976, a técnica das reuniões interativas. E é sabido que essa técnica, visa:</text:p>
      <text:p text:style-name="Standard"/>
      <text:p text:style-name="Standard">I – Mostrar a todos os membros da organização a necessidade de reuniões diariamente.</text:p>
      <text:p text:style-name="Standard"/>
      <text:p text:style-name="Standard">II – Obter da diretoria o apoio irrestrito ao chefe, mesmo em situações duvidosas.</text:p>
      <text:p text:style-name="Standard"/>
      <text:p text:style-name="Standard">III – Ter a figura de um facilitador das reuniões que se encarrega de seu processo.</text:p>
      <text:p text:style-name="Standard"/>
      <text:p text:style-name="Standard">IV – Definir que o processo é separado do conteúdo das reuniões.</text:p>
      <text:p text:style-name="Standard"/>
      <text:p text:style-name="Standard">V – Neutralizar os problemas das reuniões convencionais.</text:p>
      <text:p text:style-name="Standard"/>
      <text:p text:style-name="Standard"><text:s/></text:p>
      <text:p text:style-name="Standard">1 - Apenas os itens IV e V estão corretos.</text:p>
      <text:p text:style-name="Standard">2 - Apenas os itens III e V estão corretos.</text:p>
      <text:p text:style-name="Standard">3 - Apenas o item V está correto.</text:p>
      <text:p text:style-name="P4">4 - Apenas os itens III, IV e V estão corretos.</text:p>
      <text:p text:style-name="Standard">5 - Apenas os itens II, IV e V estão corretos.</text:p>
      <text:p text:style-name="Standard"><text:s/></text:p>
      <text:p text:style-name="P4">Sua resposta: Apenas os itens III, IV e V estão corretos.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4">Questão9 <text:s/></text:p>
      <text:p text:style-name="Standard"><text:s/></text:p>
      <text:p text:style-name="Standard"><text:s text:c="3"/>É sabido que o sistema convencional de reuniões é uma das atividades de mais baixo rendimento existente em qualquer organização, sendo estimado que seu aproveitamento, seja:</text:p>
      <text:p text:style-name="Standard"><text:s/></text:p>
      <text:p text:style-name="Standard">1 - superior a 50%</text:p>
      <text:p text:style-name="Standard">2 - superior a 40%</text:p>
      <text:p text:style-name="Standard">3 - superior a 20%</text:p>
      <text:p text:style-name="Standard">4 - inferior a 0%</text:p>
      <text:p text:style-name="P4">5 - inferior a 5%</text:p>
      <text:p text:style-name="Standard"><text:s/></text:p>
      <text:p text:style-name="P4">Sua resposta: inferior a 5%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4">Questão10 <text:s/></text:p>
      <text:p text:style-name="P4"><text:s/></text:p>
      <text:p text:style-name="Standard"><text:s text:c="3"/></text:p>
      <text:p text:style-name="Standard"><text:soft-page-break/>É de suma importância a condução das reuniões interativas, pois a metodologia aplicada nas mesmas sugere de todos a plena participação. Pode-se afirmar com precisão que nessas reuniões:</text:p>
      <text:p text:style-name="Standard"/>
      <text:p text:style-name="Standard">I – o facilitador é o responsável pelo processo dessa reunião.</text:p>
      <text:p text:style-name="Standard"/>
      <text:p text:style-name="Standard">II – o registrador escreve as ideias num álbum seriado à frente do grupo.</text:p>
      <text:p text:style-name="Standard"/>
      <text:p text:style-name="Standard">III – existe a presença de um fiscal que toca a sirene <text:s/>indicando o início e <text:s/>o término da reunião.</text:p>
      <text:p text:style-name="Standard"/>
      <text:p text:style-name="Standard">IV – utiliza-se cadeiras universitárias, ou pequenas mesas com cadeiras dispostas em semi-círculo.</text:p>
      <text:p text:style-name="Standard"/>
      <text:p text:style-name="Standard">V – todos os participantes devem ter papel e caneta para registrar as sugestões apresentadas.</text:p>
      <text:p text:style-name="Standard"/>
      <text:p text:style-name="Standard"><text:s/></text:p>
      <text:p text:style-name="P4">1 - Apenas os itens I, II, IV e V estão corretos</text:p>
      <text:p text:style-name="Standard">2 - Apenas os itens II, IV e V estão corretos</text:p>
      <text:p text:style-name="Standard">3 - Apenas os itens IV e V estão corretos</text:p>
      <text:p text:style-name="Standard">4 - Apenas os itens II, III e V estão corretos</text:p>
      <text:p text:style-name="Standard">5 - Apenas os itens III, IV e V estão corretos</text:p>
      <text:p text:style-name="Standard"><text:s/></text:p>
      <text:p text:style-name="P4">Sua resposta: Apenas os itens I, II, IV e V estão corretos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Standard">Total de itens corretos: 9</text:p>
      <text:p text:style-name="Standard">Total de itens errados: 1</text:p>
      <text:p text:style-name="Standard"><text:s/></text:p>
      <text:p text:style-name="Standard">Nota obtida no teste: 90.00 / 1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6:05:41.460171187</meta:creation-date>
    <dc:date>2023-05-23T17:22:30.752064757</dc:date>
    <meta:editing-duration>PT7M4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6" meta:paragraph-count="209" meta:word-count="1558" meta:character-count="8679" meta:non-whitespace-character-count="7140"/>
  </office:meta>
</office:document-meta>
</file>